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6a0" officeooo:paragraph-rsid="0011d6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this version works the following commands, although it is the last version it require many updates:</text:p>
      <text:p text:style-name="P1">JOIN</text:p>
      <text:p text:style-name="P1">OPENGROUPS</text:p>
      <text:p text:style-name="P1">GROUP</text:p>
      <text:p text:style-name="P1">QUIZ</text:p>
      <text:p text:style-name="P1">messaging to each socket in the groupname</text:p>
      <text:p text:style-name="P1">I used Linked List to implement data input, outputs.</text:p>
      <text:p text:style-name="P1">typedef struct GROUP{</text:p>
      <text:p text:style-name="P1"><text:tab/>List *topic;</text:p>
      <text:p text:style-name="P1"><text:tab/>List *groupname;</text:p>
      <text:p text:style-name="P1"><text:tab/>List *size;</text:p>
      <text:p text:style-name="P1"><text:tab/>CLIENT clients[128];</text:p>
      <text:p text:style-name="P1"><text:tab/>List *filename;</text:p>
      <text:p text:style-name="P1"><text:tab/>List *cursize;</text:p>
      <text:p text:style-name="P1"><text:tab/>List *isstarted;<text:tab/></text:p>
      <text:p text:style-name="P1"><text:tab/></text:p>
      <text:p text:style-name="P1"><text:s text:c="4"/>//List *quiztext;</text:p>
      <text:p text:style-name="P1"><text:tab/>QUIZTEXT quiztext[128];</text:p>
      <text:p text:style-name="P1">}GROUP;</text:p>
      <text:p text:style-name="P1">typedef struct QUIZTEXT{</text:p>
      <text:p text:style-name="P1"><text:tab/>char quiztext[256][256];</text:p>
      <text:p text:style-name="P1"><text:tab/>int size;</text:p>
      <text:p text:style-name="P1"><text:tab/>int numlines;</text:p>
      <text:p text:style-name="P1"><text:tab/></text:p>
      <text:p text:style-name="P1">}QUIZTEXT;</text:p>
      <text:p text:style-name="P1">typedef struct CLIENT{</text:p>
      <text:p text:style-name="P1"><text:tab/>List *isingroup;</text:p>
      <text:p text:style-name="P1"><text:tab/>List *score;</text:p>
      <text:p text:style-name="P1"><text:tab/>List *username;</text:p>
      <text:p text:style-name="P1"><text:tab/>List *ssock;</text:p>
      <text:p text:style-name="P1"><text:tab/></text:p>
      <text:p text:style-name="P1">}CLIENT;</text:p>
      <text:p text:style-name="P1">GROUP used for storing group information, CLIENT and QUIZTEXT as name mean was used for their purposes.</text:p>
      <text:p text:style-name="P1">As a synchronizing I used threads per client and per group, to avoid race conditions or other mistakes I used select() function in client thread. In the group thread I send messages through taking list of sockets which I saved before. Most of the time was taken by Linked List implementation and data storag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45:23.384082367</meta:creation-date>
    <dc:date>2018-04-26T23:28:28.664313819</dc:date>
    <meta:editing-duration>PT12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52" meta:character-count="992" meta:non-whitespace-character-count="848"/>
  </office:meta>
</office:document-meta>
</file>